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11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_201028_FU_M23_T14_tuning" table:style-name="ta1">
        <table:shapes>
          <draw:frame draw:z-index="0" draw:style-name="gr1" draw:text-style-name="P1" svg:width="6.2988in" svg:height="3.5429in" svg:x="5.6283in" svg:y="0.0917in">
            <draw:object draw:notify-on-update-of-ranges="M_201028_FU_M23_T14_tuning.B1:M_201028_FU_M23_T14_tuning.B1 M_201028_FU_M23_T14_tuning.B2:M_201028_FU_M23_T14_tuning.B21 M_201028_FU_M23_T14_tuning.E1:M_201028_FU_M23_T14_tuning.E1 M_201028_FU_M23_T14_tuning.E2:M_201028_FU_M23_T14_tuning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Validation_Set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Coherence</text:p>
          </table:table-cell>
          <table:table-cell office:value-type="string" calcext:value-type="string">
            <text:p>Perplexity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4046283885016" calcext:value-type="float">
            <text:p>-0.024046283885016</text:p>
          </table:table-cell>
          <table:table-cell office:value-type="float" office:value="-7.17630756236948" calcext:value-type="float">
            <text:p>-7.17630756236948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02415130294858" calcext:value-type="float">
            <text:p>-0.020241513029486</text:p>
          </table:table-cell>
          <table:table-cell office:value-type="float" office:value="-7.38233734421586" calcext:value-type="float">
            <text:p>-7.3823373442158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8118637670363" calcext:value-type="float">
            <text:p>-0.021811863767036</text:p>
          </table:table-cell>
          <table:table-cell office:value-type="float" office:value="-7.5442595292896" calcext:value-type="float">
            <text:p>-7.544259529289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0098645609722" calcext:value-type="float">
            <text:p>-0.019009864560972</text:p>
          </table:table-cell>
          <table:table-cell office:value-type="float" office:value="-7.67393042046355" calcext:value-type="float">
            <text:p>-7.6739304204635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03879926614847" calcext:value-type="float">
            <text:p>-0.020387992661485</text:p>
          </table:table-cell>
          <table:table-cell office:value-type="float" office:value="-7.78190573024396" calcext:value-type="float">
            <text:p>-7.7819057302439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05421651271917" calcext:value-type="float">
            <text:p>-0.020542165127192</text:p>
          </table:table-cell>
          <table:table-cell office:value-type="float" office:value="-7.87978461184242" calcext:value-type="float">
            <text:p>-7.87978461184242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89179975998564" calcext:value-type="float">
            <text:p>-0.018917997599856</text:p>
          </table:table-cell>
          <table:table-cell office:value-type="float" office:value="-7.98601426152865" calcext:value-type="float">
            <text:p>-7.9860142615286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3629806959345" calcext:value-type="float">
            <text:p>-0.019362980695935</text:p>
          </table:table-cell>
          <table:table-cell office:value-type="float" office:value="-8.54827742602134" calcext:value-type="float">
            <text:p>-8.54827742602134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5186403064064" calcext:value-type="float">
            <text:p>-0.021518640306407</text:p>
          </table:table-cell>
          <table:table-cell office:value-type="float" office:value="-9.74274767786527" calcext:value-type="float">
            <text:p>-9.7427476778652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0610756579866" calcext:value-type="float">
            <text:p>-0.021061075657987</text:p>
          </table:table-cell>
          <table:table-cell office:value-type="float" office:value="-10.6254972610295" calcext:value-type="float">
            <text:p>-10.625497261029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2423298376875" calcext:value-type="float">
            <text:p>-0.021242329837688</text:p>
          </table:table-cell>
          <table:table-cell office:value-type="float" office:value="-11.0950006896349" calcext:value-type="float">
            <text:p>-11.0950006896349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0814927439169" calcext:value-type="float">
            <text:p>-0.021081492743917</text:p>
          </table:table-cell>
          <table:table-cell office:value-type="float" office:value="-11.3363012290097" calcext:value-type="float">
            <text:p>-11.336301229009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8980489322128" calcext:value-type="float">
            <text:p>-0.022898048932213</text:p>
          </table:table-cell>
          <table:table-cell office:value-type="float" office:value="-11.4889340813557" calcext:value-type="float">
            <text:p>-11.488934081355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19835117627707" calcext:value-type="float">
            <text:p>-0.021983511762771</text:p>
          </table:table-cell>
          <table:table-cell office:value-type="float" office:value="-11.6078040072111" calcext:value-type="float">
            <text:p>-11.607804007211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0408311959614" calcext:value-type="float">
            <text:p>-0.023040831195962</text:p>
          </table:table-cell>
          <table:table-cell office:value-type="float" office:value="-11.7077075485196" calcext:value-type="float">
            <text:p>-11.7077075485196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1160119609573" calcext:value-type="float">
            <text:p>-0.023116011960957</text:p>
          </table:table-cell>
          <table:table-cell office:value-type="float" office:value="-11.7937124765885" calcext:value-type="float">
            <text:p>-11.7937124765885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2432517726049" calcext:value-type="float">
            <text:p>-0.023243251772605</text:p>
          </table:table-cell>
          <table:table-cell office:value-type="float" office:value="-11.8744295604931" calcext:value-type="float">
            <text:p>-11.8744295604931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9829126189478" calcext:value-type="float">
            <text:p>-0.022982912618948</text:p>
          </table:table-cell>
          <table:table-cell office:value-type="float" office:value="-11.9643995108857" calcext:value-type="float">
            <text:p>-11.964399510885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27678201580605" calcext:value-type="float">
            <text:p>-0.022767820158061</text:p>
          </table:table-cell>
          <table:table-cell office:value-type="float" office:value="-12.1613788036837" calcext:value-type="float">
            <text:p>-12.1613788036837</text:p>
          </table:table-cell>
        </table:table-row>
        <table:table-row table:style-name="ro1">
          <table:table-cell office:value-type="string" calcext:value-type="string">
            <text:p>100% Corpus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-0.0239216911849153" calcext:value-type="float">
            <text:p>-0.023921691184915</text:p>
          </table:table-cell>
          <table:table-cell office:value-type="float" office:value="-12.5433302052793" calcext:value-type="float">
            <text:p>-12.54333020527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30T08:19:57.241285497</dc:date>
    <meta:editing-duration>PT2M14S</meta:editing-duration>
    <meta:editing-cycles>1</meta:editing-cycles>
    <meta:document-statistic meta:table-count="1" meta:cell-count="126" meta:object-count="1"/>
    <meta:generator>LibreOffice/6.4.3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6cm" svg:y="4.201cm" style:legend-expansion="high" chart:style-name="ch2"/>
        <chart:plot-area chart:style-name="ch3" table:cell-range-address="M_201028_FU_M23_T14_tuning.B1:M_201028_FU_M23_T14_tuning.B21 M_201028_FU_M23_T14_tuning.E1:M_201028_FU_M23_T14_tuning.E21" chart:data-source-has-labels="both" svg:x="0.32cm" svg:y="0.18cm" svg:width="12.376cm" svg:height="8.64cm">
          <chartooo:coordinate-region svg:x="1.524cm" svg:y="0.378cm" svg:width="10.986cm" svg:height="8.243cm"/>
          <chart:axis chart:dimension="x" chart:name="primary-x" chart:style-name="ch4" chartooo:axis-type="auto">
            <chartooo:date-scale/>
            <chart:categories table:cell-range-address="M_201028_FU_M23_T14_tuning.B2:M_201028_FU_M23_T14_tuning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_201028_FU_M23_T14_tuning.E2:M_201028_FU_M23_T14_tuning.E21" chart:label-cell-address="M_201028_FU_M23_T14_tuning.E1:M_201028_FU_M23_T14_tuning.E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herence</text:p>
                <draw:g>
                  <svg:desc>M_201028_FU_M23_T14_tuning.E1:M_201028_FU_M23_T14_tuning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M_201028_FU_M23_T14_tuning.B2:M_201028_FU_M23_T14_tuning.B21</svg:desc>
                </draw:g>
              </table:table-cell>
              <table:table-cell office:value-type="float" office:value="-0.024046283885016">
                <text:p>-0.024046283885016</text:p>
                <draw:g>
                  <svg:desc>M_201028_FU_M23_T14_tuning.E2:M_201028_FU_M23_T14_tuning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202415130294858">
                <text:p>-0.020241513029485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218118637670363">
                <text:p>-0.021811863767036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190098645609722">
                <text:p>-0.019009864560972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203879926614847">
                <text:p>-0.02038799266148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205421651271917">
                <text:p>-0.02054216512719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189179975998564">
                <text:p>-0.01891799759985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193629806959345">
                <text:p>-0.019362980695934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0215186403064064">
                <text:p>-0.02151864030640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0210610756579866">
                <text:p>-0.02106107565798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0212423298376875">
                <text:p>-0.021242329837687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0210814927439169">
                <text:p>-0.021081492743916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0228980489322128">
                <text:p>-0.02289804893221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0219835117627707">
                <text:p>-0.02198351176277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0230408311959614">
                <text:p>-0.023040831195961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0231160119609573">
                <text:p>-0.023116011960957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0232432517726049">
                <text:p>-0.02324325177260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0229829126189478">
                <text:p>-0.022982912618947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0227678201580605">
                <text:p>-0.022767820158060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0239216911849153">
                <text:p>-0.0239216911849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